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rial" svg:font-family="arial, sans-serif"/>
  </office:font-face-decls>
  <office:automatic-styles>
    <style:style style:name="P1" style:family="paragraph" style:parent-style-name="Standard">
      <style:text-properties style:font-name="Arial1" fo:font-size="13pt" officeooo:rsid="0005cf1a" officeooo:paragraph-rsid="0005cf1a" style:font-size-asian="13pt" style:font-size-complex="13pt"/>
    </style:style>
    <style:style style:name="P2" style:family="paragraph" style:parent-style-name="Standard">
      <style:text-properties style:font-name="Arial1" fo:font-size="13pt" fo:font-weight="bold" officeooo:rsid="0007a65a" officeooo:paragraph-rsid="0007a65a" style:font-size-asian="11.3500003814697pt" style:font-weight-asian="bold" style:font-size-complex="13pt" style:font-weight-complex="bold"/>
    </style:style>
    <style:style style:name="P3" style:family="paragraph" style:parent-style-name="Standard">
      <style:text-properties style:font-name="Arial1" fo:font-size="13pt" fo:font-weight="bold" officeooo:rsid="0007a65a" officeooo:paragraph-rsid="000a5505" style:font-size-asian="11.3500003814697pt" style:font-weight-asian="bold" style:font-size-complex="13pt" style:font-weight-complex="bold"/>
    </style:style>
    <style:style style:name="P4" style:family="paragraph" style:parent-style-name="Standard">
      <style:text-properties style:font-name="Arial1" fo:font-size="13pt" fo:font-weight="normal" officeooo:rsid="00091878" officeooo:paragraph-rsid="000a5505" style:font-size-asian="11.3500003814697pt" style:font-weight-asian="normal" style:font-size-complex="13pt" style:font-weight-complex="normal"/>
    </style:style>
    <style:style style:name="P5" style:family="paragraph" style:parent-style-name="Standard">
      <style:text-properties style:font-name="Arial1" fo:font-size="13pt" fo:font-weight="normal" officeooo:rsid="000a87eb" officeooo:paragraph-rsid="000a87eb" style:font-size-asian="11.3500003814697pt" style:font-weight-asian="normal" style:font-size-complex="13pt" style:font-weight-complex="normal"/>
    </style:style>
    <style:style style:name="P6" style:family="paragraph" style:parent-style-name="Standard">
      <style:text-properties style:font-name="Arial1" fo:font-size="13pt" fo:font-weight="normal" officeooo:rsid="000dfbc1" officeooo:paragraph-rsid="000dfbc1" style:font-size-asian="11.3500003814697pt" style:font-weight-asian="normal" style:font-size-complex="13pt" style:font-weight-complex="normal"/>
    </style:style>
    <style:style style:name="P7" style:family="paragraph" style:parent-style-name="Standard">
      <style:text-properties style:font-name="Arial1" fo:font-size="13pt" fo:font-weight="normal" officeooo:rsid="000fa5b1" officeooo:paragraph-rsid="000fa5b1" style:font-size-asian="11.3500003814697pt" style:font-weight-asian="normal" style:font-size-complex="13pt" style:font-weight-complex="normal"/>
    </style:style>
    <style:style style:name="P8" style:family="paragraph" style:parent-style-name="Standard">
      <style:text-properties style:font-name="Arial1" fo:font-size="13pt" fo:font-weight="normal" officeooo:rsid="001190e4" officeooo:paragraph-rsid="001190e4" style:font-size-asian="11.3500003814697pt" style:font-weight-asian="normal" style:font-size-complex="13pt" style:font-weight-complex="normal"/>
    </style:style>
    <style:style style:name="P9" style:family="paragraph" style:parent-style-name="Standard">
      <style:text-properties style:font-name="Arial1"/>
    </style:style>
    <style:style style:name="P10" style:family="paragraph" style:parent-style-name="Standard">
      <style:text-properties style:font-name="Arial1" fo:font-size="16pt" fo:font-weight="bold" officeooo:rsid="0005cf1a" officeooo:paragraph-rsid="0005cf1a" style:font-size-asian="16pt" style:font-weight-asian="bold" style:font-size-complex="16pt" style:font-weight-complex="bold"/>
    </style:style>
    <style:style style:name="P11" style:family="paragraph" style:parent-style-name="Standard">
      <style:text-properties style:font-name="Arial1" fo:font-size="16pt" fo:font-weight="bold" officeooo:rsid="0005cf1a" officeooo:paragraph-rsid="000a5505" style:font-size-asian="16pt" style:font-weight-asian="bold" style:font-size-complex="16pt" style:font-weight-complex="bold"/>
    </style:style>
    <style:style style:name="P12" style:family="paragraph" style:parent-style-name="Standard">
      <style:text-properties style:font-name="Arial1" fo:font-size="20pt" fo:font-weight="bold" style:font-size-asian="20pt" style:font-weight-asian="bold" style:font-size-complex="20pt" style:font-weight-complex="bold"/>
    </style:style>
    <style:style style:name="P13" style:family="paragraph" style:parent-style-name="Standard">
      <style:text-properties officeooo:paragraph-rsid="0005cf1a"/>
    </style:style>
    <style:style style:name="P14" style:family="paragraph" style:parent-style-name="Standard">
      <style:text-properties officeooo:rsid="00091878" officeooo:paragraph-rsid="00091878"/>
    </style:style>
    <style:style style:name="P15" style:family="paragraph" style:parent-style-name="Standard">
      <style:text-properties officeooo:rsid="000dfbc1" officeooo:paragraph-rsid="000dfbc1"/>
    </style:style>
    <style:style style:name="P16" style:family="paragraph" style:parent-style-name="Standard">
      <style:text-properties officeooo:paragraph-rsid="001190e4"/>
    </style:style>
    <style:style style:name="P17" style:family="paragraph" style:parent-style-name="Standard">
      <style:text-properties style:font-name="Arial1" fo:font-size="13pt" fo:font-weight="normal" officeooo:rsid="000c8197" officeooo:paragraph-rsid="000c8197" style:font-size-asian="11.3500003814697pt" style:font-weight-asian="normal" style:font-size-complex="13pt" style:font-weight-complex="normal"/>
    </style:style>
    <style:style style:name="P18" style:family="paragraph" style:parent-style-name="Standard">
      <style:text-properties style:font-name="Arial1" fo:font-size="13pt" fo:font-weight="normal" officeooo:rsid="000dfbc1" officeooo:paragraph-rsid="000dfbc1" style:font-size-asian="11.3500003814697pt" style:font-weight-asian="normal" style:font-size-complex="13pt" style:font-weight-complex="normal"/>
    </style:style>
    <style:style style:name="P19" style:family="paragraph" style:parent-style-name="Standard">
      <style:text-properties style:font-name="Arial1" fo:font-size="16pt" fo:font-weight="bold" officeooo:rsid="0005cf1a" officeooo:paragraph-rsid="001190e4" style:font-size-asian="16pt" style:font-weight-asian="bold" style:font-size-complex="16pt" style:font-weight-complex="bold"/>
    </style:style>
    <style:style style:name="T1" style:family="text">
      <style:text-properties fo:font-variant="normal" fo:text-transform="none" fo:color="#212529" loext:opacity="100%" fo:font-size="20pt" fo:letter-spacing="normal" fo:font-style="normal" fo:font-weight="bold" style:font-size-asian="20pt" style:font-weight-asian="bold" style:font-size-complex="20pt" style:font-weight-complex="bold"/>
    </style:style>
    <style:style style:name="T2" style:family="text">
      <style:text-properties fo:font-variant="normal" fo:text-transform="none" fo:color="#212529" loext:opacity="100%" fo:font-size="20pt" fo:letter-spacing="normal" fo:font-style="normal" fo:font-weight="bold" officeooo:rsid="0005cf1a" style:font-size-asian="20pt" style:font-weight-asian="bold" style:font-size-complex="20pt" style:font-weight-complex="bold"/>
    </style:style>
    <style:style style:name="T3" style:family="text">
      <style:text-properties fo:font-variant="normal" fo:text-transform="none" fo:color="#202124" loext:opacity="100%" style:font-name="arial" fo:font-size="12pt" fo:letter-spacing="normal" fo:font-style="normal" fo:font-weight="normal"/>
    </style:style>
    <style:style style:name="T4" style:family="text">
      <style:text-properties fo:font-variant="normal" fo:text-transform="none" fo:color="#202124" loext:opacity="100%" style:font-name="arial" fo:font-size="12pt" fo:letter-spacing="normal" fo:font-style="normal" fo:font-weight="normal" officeooo:rsid="0005cf1a" style:font-size-asian="11.3500003814697pt" style:font-weight-asian="normal" style:font-size-complex="13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091878" style:font-weight-asian="normal" style:font-weight-complex="normal"/>
    </style:style>
    <style:style style:name="T7" style:family="text">
      <style:text-properties fo:font-size="13pt" fo:font-weight="normal" officeooo:rsid="00091878" style:font-size-asian="11.3500003814697pt" style:font-weight-asian="normal" style:font-size-complex="13pt" style:font-weight-complex="normal"/>
    </style:style>
    <style:style style:name="T8" style:family="text">
      <style:text-properties fo:font-size="20pt" fo:font-weight="bold" style:font-size-asian="20pt" style:font-weight-asian="bold" style:font-size-complex="20pt" style:font-weight-complex="bold"/>
    </style:style>
    <style:style style:name="T9" style:family="text">
      <style:text-properties style:font-name="Arial1" fo:font-size="13pt" fo:font-weight="normal" style:font-size-asian="11.3500003814697pt" style:font-weight-asian="normal" style:font-size-complex="13pt" style:font-weight-complex="normal"/>
    </style:style>
    <style:style style:name="T10" style:family="text">
      <style:text-properties style:font-name="Arial1" fo:font-size="13pt" fo:font-weight="normal" officeooo:rsid="0005cf1a" style:font-size-asian="11.3500003814697pt" style:font-weight-asian="normal" style:font-size-complex="13pt" style:font-weight-complex="normal"/>
    </style:style>
    <style:style style:name="T11" style:family="text">
      <style:text-properties style:font-name="Arial1" fo:font-size="13pt" fo:font-weight="normal" officeooo:rsid="000c8197" style:font-size-asian="11.3500003814697pt" style:font-weight-asian="normal" style:font-size-complex="13pt" style:font-weight-complex="normal"/>
    </style:style>
    <style:style style:name="T12" style:family="text">
      <style:text-properties style:font-name="Arial1" fo:font-size="13pt" fo:font-weight="normal" officeooo:rsid="000fa5b1" style:font-size-asian="11.3500003814697pt" style:font-weight-asian="normal" style:font-size-complex="13pt" style:font-weight-complex="normal"/>
    </style:style>
    <style:style style:name="T13" style:family="text">
      <style:text-properties style:font-name="Arial1" fo:font-size="13pt" fo:font-weight="normal" officeooo:rsid="001190e4" style:font-size-asian="11.3500003814697pt" style:font-weight-asian="normal" style:font-size-complex="13pt" style:font-weight-complex="normal"/>
    </style:style>
    <style:style style:name="T14" style:family="text">
      <style:text-properties officeooo:rsid="000a5505"/>
    </style:style>
    <style:style style:name="T15" style:family="text">
      <style:text-properties officeooo:rsid="000c8197"/>
    </style:style>
    <style:style style:name="T16" style:family="text">
      <style:text-properties officeooo:rsid="001190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13/09/2022 <text:s text:c="80"/>Jesús Blanco Míguez</text:p>
      <text:p text:style-name="P9"/>
      <text:p text:style-name="P9"/>
      <text:p text:style-name="P9"/>
      <text:p text:style-name="P9"/>
      <text:p text:style-name="P9"/>
      <text:p text:style-name="P9"><text:tab/><text:tab/><text:tab/><text:tab/><text:tab/><text:span text:style-name="T1">INTRODUCCI</text:span><text:span text:style-name="T2">Ó</text:span><text:span text:style-name="T1">N</text:span><text:span text:style-name="T8"> </text:span></text:p>
      <text:p text:style-name="P12"/>
      <text:p text:style-name="P12"/>
      <text:p text:style-name="P12"/>
      <text:p text:style-name="P12"/>
      <text:p text:style-name="P10">Concepto y ventajas </text:p>
      <text:p text:style-name="P10"/>
      <text:p text:style-name="P2">Concepto:<text:span text:style-name="T5"> </text:span><text:span text:style-name="T6">Aquel que mediante una serie de marcas relativas a una información nos permite filtrar dicha información por ejemplo en una biblioteca para identificar los tipos de libros que buscamos o el autor al que pertenece.</text:span></text:p>
      <text:p text:style-name="P2"/>
      <text:p text:style-name="P3">Ventajas:<text:span text:style-name="T6">Nos facilita la búsqueda de información</text:span></text:p>
      <text:p text:style-name="P4"/>
      <text:p text:style-name="P11"><text:a xlink:type="simple" xlink:href="https://www.edu.xunta.gal/centros/iesteis/aulavirtual/pluginfile.php/124710/mod_folder/content/0/APUNTES/Ed%20RA-MA%20Lenguaje%20de%20Marcas%20y%20Sistemas%20de%20Gestion%20de%20la%20Inform.pdf?forcedownload=1" text:style-name="Internet_20_link" text:visited-style-name="Visited_20_Internet_20_Link"><text:span text:style-name="T7">https://www.edu.xunta.gal/centros/iesteis/aulavirtual/pluginfile.php/124710/mod_folder/content/0/APUNTES/Ed%20RA-MA%20Lenguaje%20de%20Marcas%20y%20Sistemas%20de%20Gestion%20de%20la%20Inform.pdf?forcedownload=1</text:span></text:a></text:p>
      <text:p text:style-name="P4"/>
      <text:p text:style-name="P10">SGML:¿El origen?</text:p>
      <text:p text:style-name="P10"/>
      <text:p text:style-name="P13"><text:span text:style-name="T4">SGMLes un descendiente del</text:span><text:span text:style-name="T10"> </text:span><text:span text:style-name="T3">IBM</text:span> </text:p>
      <text:p text:style-name="P13"/>
      <text:p text:style-name="P14">Originalmente SGML fue aceptado en 1986 <text:s/><text:span text:style-name="T14">aunque debido a una correción técnica se edito en 1996 añadi</text:span><text:span text:style-name="T15">é</text:span><text:span text:style-name="T14">ndole una serie de regla</text:span><text:span text:style-name="T15">s</text:span><text:span text:style-name="T14">. Posteriormente en 1998 fue otra vez editado esta vez para satisfacer los requerimientos del XML y del WWW</text:span></text:p>
      <text:p text:style-name="P14"/>
      <text:p text:style-name="P14">https://es.wikipedia.org/wiki/SGML#:~:text=Historia,las%20iniciales%20de%20su%20apellido.</text:p>
      <text:p text:style-name="P10"/>
      <text:p text:style-name="P10">Evolución de los lenguajes de marcas</text:p>
      <text:p text:style-name="P10"/>
      <text:p text:style-name="P5">El primer lenguaje de marca (GML) fue inve3ntado por Charles Goldfard <text:span text:style-name="T15">la cual era capaz de trabajar con números, cadenas de texto y demas de forma nativa.</text:span></text:p>
      <text:p text:style-name="P17">TEX/LaTEX fue el siguiente lenguaje de marcas creado por Donald E Knuthj y este fue muy popular sobre todo en entorno académicos.</text:p>
      <text:p text:style-name="P17">Otro fue el RFT el cual fue desarrollado por Microsoft en 1987 el cual estando bien formado puede ser legible por humanos (que si se abriera en un editor de texto sin nada que procesara la información el texto sería legible.</text:p>
      <text:p text:style-name="P15"><text:soft-page-break/><text:span text:style-name="T11">E</text:span><text:span text:style-name="T9">l SGML fue creado posteriormente y consiste en un sistema para la organización y el etiquetado de documentos. Este lenguaje se normalizo en base a GML. Mas tarde este sirvió para formar la base para los lenguajes XML(lenguaje de marcas desarrolado para el WWW) y HTML(lenguaje de marcado para la elaboración de paginas web).</text:span></text:p>
      <text:p text:style-name="P6"/>
      <text:p text:style-name="P6">https://prezi.com/ppevf8jsqgkv/evolucion-de-los-lenguajes-de-marca/?frame=7214bdc15430599783dbcdbe2eaeae5faf875206</text:p>
      <text:p text:style-name="P17"/>
      <text:p text:style-name="P10"><text:s/></text:p>
      <text:p text:style-name="P10">Características de los lenguajes de marcas </text:p>
      <text:p text:style-name="P10"/>
      <text:p text:style-name="P6">Uso del texto plano</text:p>
      <text:p text:style-name="P6">Lenguaje compacto(las etiquetas se mezclan con el contenido del mismo)</text:p>
      <text:p text:style-name="P7">Flexibilidad(es posible combinarlo con otros lenguajes)</text:p>
      <text:p text:style-name="P7">Es independiente del dispositivo(que nos permite mostrar el contenido en cualquier dispositivo)</text:p>
      <text:p text:style-name="P7">Facilidad de procesamiento</text:p>
      <text:p text:style-name="P7"/>
      <text:p text:style-name="P7">https://tecnonucleous.com/2018/10/11/que-es-un-lenguaje-de-marcas/#:~:text=Caracter%C3%ADsticas%20de%20las%20lenguajes%20de%20marca&amp;text=Los%20caracteres%20pueden%20codificarse%20en,nos%20permite%20mostrar%20el%20contenido.</text:p>
      <text:p text:style-name="P10"/>
      <text:p text:style-name="P19">Organizaciones desarrolladoras de los lenguajes de marcas</text:p>
      <text:p text:style-name="P19"/>
      <text:p text:style-name="P16"><text:span text:style-name="T12">IBM</text:span><text:span text:style-name="T13">=GML</text:span></text:p>
      <text:p text:style-name="P7">ISO<text:span text:style-name="T16">=SGML</text:span></text:p>
      <text:p text:style-name="P7">W3C<text:span text:style-name="T16">=XM,XHTML</text:span></text:p>
      <text:p text:style-name="P7"/>
      <text:p text:style-name="P7">https://www.goconqr.com/mapamental/6760729/historia-y-evolucion-de-los-lenguajes-de-marcas</text:p>
      <text:p text:style-name="P10"/>
      <text:p text:style-name="P10">Introducción a los principales lenguajes de marcas </text:p>
      <text:p text:style-name="P10"/>
      <text:p text:style-name="P8">HTML: lenguaje destinado a la creación de paginas web</text:p>
      <text:p text:style-name="P8">XML: Es una simplificación y adaptación de SGML que permite definir lenguajes específicos</text:p>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3T09:11:29.510000000</meta:creation-date>
    <dc:date>2022-09-19T10:43:11.125000000</dc:date>
    <meta:editing-duration>PT52M11S</meta:editing-duration>
    <meta:editing-cycles>3</meta:editing-cycles>
    <meta:generator>LibreOffice/7.3.4.2$Windows_X86_64 LibreOffice_project/728fec16bd5f605073805c3c9e7c4212a0120dc5</meta:generator>
    <meta:document-statistic meta:table-count="0" meta:image-count="0" meta:object-count="0" meta:page-count="2" meta:paragraph-count="32" meta:word-count="331" meta:character-count="2881" meta:non-whitespace-character-count="2487"/>
  </office:meta>
</office:document-meta>
</file>